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d359" officeooo:paragraph-rsid="0007d359"/>
    </style:style>
    <style:style style:name="P2" style:family="paragraph" style:parent-style-name="Standard">
      <style:text-properties officeooo:rsid="000892b4" officeooo:paragraph-rsid="000892b4"/>
    </style:style>
    <style:style style:name="P3" style:family="paragraph" style:parent-style-name="Standard">
      <style:text-properties officeooo:rsid="0008990f" officeooo:paragraph-rsid="0008990f"/>
    </style:style>
    <style:style style:name="P4" style:family="paragraph" style:parent-style-name="Standard">
      <style:text-properties fo:font-weight="bold" officeooo:rsid="0007d359" officeooo:paragraph-rsid="0007d359" style:font-weight-asian="bold" style:font-weight-complex="bold"/>
    </style:style>
    <style:style style:name="P5" style:family="paragraph" style:parent-style-name="Standard">
      <style:text-properties fo:font-weight="bold" officeooo:rsid="000892b4" officeooo:paragraph-rsid="000892b4" style:font-weight-asian="bold" style:font-weight-complex="bold"/>
    </style:style>
    <style:style style:name="P6" style:family="paragraph" style:parent-style-name="Standard">
      <style:text-properties fo:font-weight="bold" officeooo:rsid="0008990f" officeooo:paragraph-rsid="0008990f" style:font-weight-asian="bold" style:font-weight-complex="bold"/>
    </style:style>
    <style:style style:name="P7" style:family="paragraph" style:parent-style-name="Standard" style:list-style-name="L1">
      <style:text-properties officeooo:rsid="0007d359" officeooo:paragraph-rsid="0007d359"/>
    </style:style>
    <style:style style:name="P8" style:family="paragraph" style:parent-style-name="Standard" style:list-style-name="L1">
      <style:text-properties officeooo:rsid="000892b4" officeooo:paragraph-rsid="000892b4"/>
    </style:style>
    <style:style style:name="P9" style:family="paragraph" style:parent-style-name="Standard" style:list-style-name="L2">
      <style:text-properties officeooo:rsid="000892b4" officeooo:paragraph-rsid="000892b4"/>
    </style:style>
    <style:style style:name="P10" style:family="paragraph" style:parent-style-name="Standard" style:list-style-name="L2">
      <style:text-properties officeooo:rsid="000892b4" officeooo:paragraph-rsid="00146287"/>
    </style:style>
    <style:style style:name="P11" style:family="paragraph" style:parent-style-name="Standard" style:list-style-name="L1">
      <style:text-properties officeooo:rsid="000c64b9" officeooo:paragraph-rsid="000c64b9"/>
    </style:style>
    <style:style style:name="P12" style:family="paragraph" style:parent-style-name="Standard" style:list-style-name="L2">
      <style:text-properties officeooo:rsid="000c64b9" officeooo:paragraph-rsid="000c64b9"/>
    </style:style>
    <style:style style:name="P13" style:family="paragraph" style:parent-style-name="Standard" style:list-style-name="L1">
      <style:text-properties officeooo:rsid="000fa62d" officeooo:paragraph-rsid="000fa62d"/>
    </style:style>
    <style:style style:name="P14" style:family="paragraph" style:parent-style-name="Standard" style:list-style-name="L1">
      <style:text-properties officeooo:rsid="00115221" officeooo:paragraph-rsid="00115221"/>
    </style:style>
    <style:style style:name="P15" style:family="paragraph" style:parent-style-name="Standard" style:list-style-name="L2">
      <style:text-properties officeooo:rsid="000d1a2c" officeooo:paragraph-rsid="000d1a2c"/>
    </style:style>
    <style:style style:name="P16" style:family="paragraph" style:parent-style-name="Standard" style:list-style-name="L2">
      <style:text-properties officeooo:rsid="00121155" officeooo:paragraph-rsid="00121155"/>
    </style:style>
    <style:style style:name="P17" style:family="paragraph" style:parent-style-name="Standard" style:list-style-name="L2">
      <style:text-properties officeooo:rsid="001bb984" officeooo:paragraph-rsid="001bb984"/>
    </style:style>
    <style:style style:name="P18" style:family="paragraph" style:parent-style-name="Standard" style:list-style-name="L2">
      <style:text-properties officeooo:rsid="00146287" officeooo:paragraph-rsid="00146287"/>
    </style:style>
    <style:style style:name="P19" style:family="paragraph" style:parent-style-name="Standard" style:list-style-name="L2">
      <style:text-properties officeooo:rsid="0008990f" officeooo:paragraph-rsid="0008990f"/>
    </style:style>
    <style:style style:name="P20" style:family="paragraph" style:parent-style-name="Standard" style:list-style-name="L3">
      <style:text-properties officeooo:rsid="0008990f" officeooo:paragraph-rsid="0008990f"/>
    </style:style>
    <style:style style:name="P21" style:family="paragraph" style:parent-style-name="Standard" style:list-style-name="L2">
      <style:text-properties officeooo:rsid="001398dd" officeooo:paragraph-rsid="001398dd"/>
    </style:style>
    <style:style style:name="P22" style:family="paragraph" style:parent-style-name="Standard" style:list-style-name="L3">
      <style:text-properties officeooo:rsid="00131763" officeooo:paragraph-rsid="00131763"/>
    </style:style>
    <style:style style:name="P23" style:family="paragraph" style:parent-style-name="Standard" style:list-style-name="L2">
      <style:text-properties officeooo:rsid="001e5d8b" officeooo:paragraph-rsid="001e5d8b"/>
    </style:style>
    <style:style style:name="P24" style:family="paragraph" style:parent-style-name="Standard" style:list-style-name="L2">
      <style:text-properties officeooo:rsid="000892b4" officeooo:paragraph-rsid="000892b4" fo:background-color="#ffff00"/>
    </style:style>
    <style:style style:name="T1" style:family="text">
      <style:text-properties officeooo:rsid="000a7cf1"/>
    </style:style>
    <style:style style:name="T2" style:family="text">
      <style:text-properties officeooo:rsid="000c4df5"/>
    </style:style>
    <style:style style:name="T3" style:family="text">
      <style:text-properties officeooo:rsid="000ee26b"/>
    </style:style>
    <style:style style:name="T4" style:family="text">
      <style:text-properties officeooo:rsid="00131763"/>
    </style:style>
    <style:style style:name="T5" style:family="text">
      <style:text-properties officeooo:rsid="0015d76f"/>
    </style:style>
    <style:style style:name="T6" style:family="text">
      <style:text-properties officeooo:rsid="001636e7"/>
    </style:style>
    <style:style style:name="T7" style:family="text">
      <style:text-properties officeooo:rsid="0019d3aa"/>
    </style:style>
    <style:style style:name="T8" style:family="text">
      <style:text-properties officeooo:rsid="001e5d8b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5d76f" fo:background-color="#ffff00" loext:char-shading-value="0"/>
    </style:style>
    <style:style style:name="T12" style:family="text">
      <style:text-properties officeooo:rsid="0015d76f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ützliche Software:</text:p>
      <text:p text:style-name="P1"/>
      <text:list xml:id="list8206987659398267494" text:style-name="L1">
        <text:list-item>
          <text:p text:style-name="P7">XMind – Mind Mapping Programm</text:p>
        </text:list-item>
        <text:list-item>
          <text:p text:style-name="P7">ZimWiki – eigenes Wiki für den Desktop</text:p>
        </text:list-item>
        <text:list-item>
          <text:p text:style-name="P7">Thunderbird + Lightning Pluging – E-Mail-Programm mit Kalender</text:p>
        </text:list-item>
        <text:list-item>
          <text:p text:style-name="P7">LaTeX – Textsetzungsprogramm <text:span text:style-name="T2">(alternativ: Microsoft Word)</text:span></text:p>
          <text:list>
            <text:list-item>
              <text:p text:style-name="P8">TexMaker als IDE</text:p>
            </text:list-item>
          </text:list>
        </text:list-item>
        <text:list-item>
          <text:p text:style-name="P7">JabRef – Paper-Verwaltungsprogramm <text:span text:style-name="T2">(alternativ: Citavi unter Windows)</text:span></text:p>
        </text:list-item>
        <text:list-item>
          <text:p text:style-name="P8">Sublime Text 3</text:p>
        </text:list-item>
        <text:list-item>
          <text:p text:style-name="P11">PDFShuffler – PDFs seitenweise bearbeiten (Seiten löschen, einfügen, umordnen, …)</text:p>
        </text:list-item>
        <text:list-item>
          <text:p text:style-name="P13">R und RStudio – Statistik Programm</text:p>
        </text:list-item>
        <text:list-item>
          <text:p text:style-name="P14">GIMP – Bitmap-Grafiken</text:p>
        </text:list-item>
        <text:list-item>
          <text:p text:style-name="P14">Inkscape – Vektorgrafiken</text:p>
        </text:list-item>
        <text:list-item>
          <text:p text:style-name="P14">Dia – Diagramme, Flowcharts</text:p>
        </text:list-item>
      </text:list>
      <text:p text:style-name="P2"/>
      <text:p text:style-name="P5">Vorgehen:</text:p>
      <text:p text:style-name="P2"/>
      <text:list xml:id="list1344798565364175968" text:style-name="L2">
        <text:list-item>
          <text:p text:style-name="P12">GIT <text:span text:style-name="T8">oder Mercurial</text:span> repository anlegen und <text:span text:style-name="T10">versionieren</text:span>!</text:p>
          <text:list>
            <text:list-item>
              <text:p text:style-name="P15">Evtl. automatisiertes commit-Tool, <text:span text:style-name="T3">z.Bsp. Mittels Skript oder cron-jobs</text:span></text:p>
            </text:list-item>
          </text:list>
        </text:list-item>
        <text:list-item>
          <text:p text:style-name="P12"><text:span text:style-name="T10">BackUp-Routine</text:span> einrichten!</text:p>
        </text:list-item>
        <text:list-item>
          <text:p text:style-name="P23">Programmierung möglichst „test-driven“ und gut <text:span text:style-name="T10">dokumentiert</text:span></text:p>
        </text:list-item>
        <text:list-item>
          <text:p text:style-name="P24">iteratives Vorgehen</text:p>
          <text:list>
            <text:list-item>
              <text:p text:style-name="P9">Ergebnisse ruhig schon ins Hauptdokument schreiben <text:span text:style-name="T5">(Quellenangaben nicht vergessen)</text:span></text:p>
            </text:list-item>
            <text:list-item>
              <text:p text:style-name="P16">somit hat man das Gefühl, schon etwas geschafft zu haben. Muss am Ende nur noch verbessert werden</text:p>
            </text:list-item>
            <text:list-item>
              <text:p text:style-name="P9">gerne auch erst als Stichpunkte, diese sortieren, und dann erst ausformulieren <text:span text:style-name="T1">(evtl. sogar erst ganz am Ende)</text:span></text:p>
            </text:list-item>
            <text:list-item>
              <text:p text:style-name="P17">Einleitung und Abstract ganz am Ende schreiben</text:p>
            </text:list-item>
          </text:list>
        </text:list-item>
        <text:list-item>
          <text:p text:style-name="P9"><text:span text:style-name="T12">„W</text:span><text:span text:style-name="T10">issen</text:span><text:span text:style-name="T12">schaftliches</text:span><text:span text:style-name="T10"> Schreiben“-Workshop</text:span> besuchen</text:p>
        </text:list-item>
        <text:list-item>
          <text:p text:style-name="P10">Paper ausdrucken</text:p>
          <text:list>
            <text:list-item>
              <text:p text:style-name="P10">auf Vorderseite zusammenfassen</text:p>
            </text:list-item>
            <text:list-item>
              <text:p text:style-name="P18">wichtige <text:span text:style-name="T6">Aussagen </text:span>und potentielle direkte Zitate markieren</text:p>
            </text:list-item>
          </text:list>
        </text:list-item>
        <text:list-item>
          <text:p text:style-name="P9">Paper in JabRef verwalten. Oft findet man BibTex Einträge im Web und muss so die Daten nicht selbst hineinschreiben</text:p>
        </text:list-item>
        <text:list-item>
          <text:p text:style-name="P9">Papername auf Festplatte: „&lt;Autor&gt; – &lt;Jahr&gt; – &lt;Titel&gt;.pdf“</text:p>
        </text:list-item>
        <text:list-item>
          <text:p text:style-name="P19"><text:span text:style-name="T10">mit neusten Paper anfangen</text:span> und dann zurück gehen (z.Bsp. Literaturliste am Ende durchgehen und interessante Paper herauspicken)</text:p>
        </text:list-item>
        <text:list-item>
          <text:p text:style-name="P21">konkrete Paper über Google Scholar suchen und <text:span text:style-name="T7">aus den </text:span>Universitätsnetzwerk <text:span text:style-name="T7">heraus </text:span>herunterladen</text:p>
        </text:list-item>
      </text:list>
      <text:p text:style-name="P3"/>
      <text:p text:style-name="P6">Zeitplan:</text:p>
      <text:list xml:id="list6311441086104144111" text:style-name="L3">
        <text:list-item>
          <text:p text:style-name="P20"><text:span text:style-name="T4">4</text:span>0% Recherche, <text:span text:style-name="T4">Programmierarbeit</text:span></text:p>
        </text:list-item>
        <text:list-item>
          <text:p text:style-name="P20"><text:span text:style-name="T4">25</text:span>% Rohfassung <text:span text:style-name="T4">schreiben</text:span></text:p>
        </text:list-item>
        <text:list-item>
          <text:p text:style-name="P20"><text:span text:style-name="T4">25</text:span>% Überarbeitung</text:p>
        </text:list-item>
        <text:list-item>
          <text:p text:style-name="P22">10% Puff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1:23:57.560056051</meta:creation-date>
    <dc:date>2017-08-03T14:28:03.812284290</dc:date>
    <meta:editing-duration>PT2H2M11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246" meta:character-count="1740" meta:non-whitespace-character-count="1551"/>
  </office:meta>
</office:document-meta>
</file>